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fo:font-size="28pt" style:font-size-asian="28pt" style:font-size-complex="28pt"/>
    </style:style>
    <style:style style:name="P2" style:parent-style-name="Heading1" style:family="paragraph">
      <style:paragraph-properties fo:text-align="center"/>
      <style:text-properties fo:font-size="28pt" style:font-size-asian="28pt" style:font-size-complex="28pt"/>
    </style:style>
    <style:style style:name="T3" style:parent-style-name="DefaultParagraphFont" style:family="text">
      <style:text-properties fo:font-size="24pt" style:font-size-asian="24pt" style:font-size-complex="24pt"/>
    </style:style>
    <style:style style:name="T4" style:parent-style-name="DefaultParagraphFont" style:family="text">
      <style:text-properties fo:font-size="18pt" style:font-size-asian="18pt" style:font-size-complex="18pt"/>
    </style:style>
    <style:style style:name="T5" style:parent-style-name="IntenseEmphasis" style:family="text">
      <style:text-properties fo:font-size="18pt" style:font-size-asian="18pt" style:font-size-complex="18pt"/>
    </style:style>
    <style:style style:name="T6" style:parent-style-name="IntenseEmphasis" style:family="text">
      <style:text-properties fo:font-size="18pt" style:font-size-asian="18pt" style:font-size-complex="18pt"/>
    </style:style>
    <style:style style:name="T7" style:parent-style-name="IntenseEmphasis" style:family="text">
      <style:text-properties fo:font-size="18pt" style:font-size-asian="18pt" style:font-size-complex="18pt"/>
    </style:style>
    <style:style style:name="P8" style:parent-style-name="Normal" style:family="paragraph">
      <style:paragraph-properties fo:break-before="page"/>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office:automatic-styles>
  <office:body>
    <office:text text:use-soft-page-breaks="true">
      <text:h text:style-name="P1" text:outline-level="1">Entrega Preliminar -<text:s/>TP1</text:h>
      <text:h text:style-name="P2" text:outline-level="1">Sistemas Operativos.</text:h>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span text:style-name="T3">Integrantes</text:span><text:span text:style-name="T4">:</text:span></text:h>
      <text:p text:style-name="Standard"/>
      <text:p text:style-name="Standard"><text:span text:style-name="T5">Nicolas Kuyumciyan</text:span></text:p>
      <text:p text:style-name="Standard"><text:span text:style-name="T6">Magdalena Vega</text:span></text:p>
      <text:p text:style-name="Standard"><text:span text:style-name="T7">Lucas Casagrande</text:span></text:p>
      <text:p text:style-name="Standard"/>
      <text:p text:style-name="P8"/>
      <text:p text:style-name="Standard"/>
      <text:p text:style-name="Standard"/>
      <text:p text:style-name="IntenseQuote">Idea</text:p>
      <text:p text:style-name="Standard">La idea a desarrollar para este TP es un juego. En dicho juego pueden participar de 2 a 4 personas. Cada jugador maneja una<text:s/>víbora<text:s/>que va dejando su<text:s/>marca en el campo de juego. El objetivo del juego es ser el<text:s/>último<text:s/>jugador vivo. Una<text:s/>víbora<text:s/>“muere” cuando su cabeza colisiona con el cuerpo de alguna<text:s/>víbora.</text:p>
      <text:p text:style-name="Standard">Se va a utilizar una base de datos donde se almacenan a los jugadores junto con la contraseña y el puntaje acumulado de dicho jugador.</text:p>
      <text:p text:style-name="IntenseQuote">Diseño Conceptual</text:p>
      <text:p text:style-name="Standard"><text:span text:style-name="IntenseReference">Cliente</text:span></text:p>
      <text:p text:style-name="Standard">El programa cliente va a ser el que es ejecutado por el jugador. Al momento de ser ejecutado es necesario que se le pase por parámetros el<text:s/>número<text:s/>de<text:s/><text:span text:style-name="T9">lobby</text:span><text:s/>al que quiere conectarse para jugar.<text:s/>Adicionalmente puede requerir que se le indique la dirección IP del servidor para conectarse a través de LAN.</text:p>
      <text:p text:style-name="Standard">A<text:s/>continuación,<text:s/>se le va a pedir que ingrese el usuario. Si el usuario existe entonces se requiere que el usuario ingrese la contraseña correcta. En caso de no existir el usuario se le pide que ingrese una contraseña para crear la cuenta.</text:p>
      <text:p text:style-name="Standard">Una vez que esto ocurre el cliente es conectado al server que se va a encargar de gestionar la partida.</text:p>
      <text:p text:style-name="Standard">Cuando la partida comienza el cliente es el encargado de imprimir el tablero de juego que es enviado por el servidor. Simultáneamente también tiene la tarea de “escuchar” las teclas que presiona el jugador y enviárselas al servidor para que este afecte el comportamiento de la víbora del jugador.</text:p>
      <text:p text:style-name="Standard"/>
      <text:p text:style-name="Standard"><text:span text:style-name="IntenseReference">Servidor</text:span></text:p>
      <text:p text:style-name="Standard">Se va a contar con un Super-Servidor(SS) cuya tarea va a ser gestionar a los demás servidores y funcionar como el receptor de la primera comunicación de los clientes, derivándolos a los servidores correspondientes al<text:s/><text:span text:style-name="T10">lobby</text:span><text:s/>que el jugador desea conectarse. Para esto cada vez que un cliente solicite conectarse a un servidor que todavía no existe, el SS se va a<text:s/><text:span text:style-name="T11">forkear</text:span>.</text:p>
      <text:p text:style-name="Standard">Cada uno de los servidores creados por el SS va a estar encargado del juego, actualizando cada cierto periodo de tiempo el tablero y gestionando las comunicaciones con los clientes, ya se para enviarles el tablero actualizado o para recibir los cambios en la dirección de los jugadores.</text:p>
      <text:p text:style-name="Standard">A su vez el SS también se va a<text:s/><text:span text:style-name="T12">forkear</text:span><text:s/>para establecer un manejador de la BD al cual los demás servidores van a comunicarse para consultar o modificar la B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New Sung"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5B9BD5"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5B9BD5" style:font-size-complex="10.5pt"/>
    </style:style>
    <style:style style:name="IntenseEmphasis" style:display-name="Intense Emphasis" style:family="text" style:parent-style-name="DefaultParagraphFont">
      <style:text-properties fo:font-style="italic" style:font-style-asian="italic" style:font-style-complex="italic" fo:color="#5B9BD5"/>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 Casagrande</meta:initial-creator>
    <dc:creator>Lucas Casagrande</dc:creator>
    <meta:creation-date>2016-04-12T10:49:00Z</meta:creation-date>
    <dc:date>2016-04-25T17:12:00Z</dc:date>
    <meta:template xlink:href="Normal.dotm" xlink:type="simple"/>
    <meta:editing-cycles>2</meta:editing-cycles>
    <meta:editing-duration>PT1680S</meta:editing-duration>
    <meta:document-statistic meta:page-count="2" meta:paragraph-count="4" meta:word-count="365" meta:character-count="2371" meta:row-count="16" meta:non-whitespace-character-count="2010"/>
  </office:meta>
</office:document-meta>
</file>